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E000002D039E56D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33" text:anchor-type="paragraph" svg:x="-0.393cm" svg:y="0.319cm" svg:width="17.44cm" svg:height="14.3cm" draw:z-index="0"><draw:image xlink:href="Pictures/100002010000036E000002D039E56D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vocat </meta:initial-creator>
    <meta:creation-date>2010-06-30T11:07:02</meta:creation-date>
    <meta:document-statistic meta:table-count="0" meta:image-count="1" meta:object-count="0" meta:page-count="1" meta:paragraph-count="0" meta:word-count="0" meta:character-count="0"/>
    <dc:date>2010-06-30T11:07:13</dc:date>
    <dc:creator>lavocat </dc:creator>
    <meta:editing-duration>PT00H00M12S</meta:editing-duration>
    <meta:editing-cycles>1</meta:editing-cycles>
    <meta:generator>OpenOffice.org/3.1$Linux OpenOffice.org_project/310m19$Build-9420</meta:generator>
  </office:meta>
</office:document-meta>
</file>